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812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743cm"/>
    </style:style>
    <style:style style:name="co12" style:family="table-column">
      <style:table-column-properties fo:break-before="auto" style:column-width="2.279cm"/>
    </style:style>
    <style:style style:name="co13" style:family="table-column">
      <style:table-column-properties fo:break-before="auto" style:column-width="2.327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1.1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64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Ol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Old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Old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NewEmail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New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New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New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5" office:value-type="string" table:number-columns-spanned="1" table:number-rows-spanned="7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Admin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NewPassword</text:p>
          </table:table-cell>
          <table:table-cell table:style-name="ce14" office:value-type="string">
            <text:p>Varbinary(255)</text:p>
          </table:table-cell>
          <table:table-cell table:style-name="ce6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ReadyForApprova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Start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Autho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Writ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Read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CanLogIn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LogI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Ba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Actio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8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4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</table:table-row>
        <table:table-row table:style-name="ro1">
          <table:covered-table-cell table:style-name="ce6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4" table:default-cell-style-name="Default"/>
        <table:table-column table:style-name="co5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6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Section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</text:p>
          </table:table-cell>
          <table:table-cell table:style-name="ce22" office:value-type="string">
            <text:p>varchar(16368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Checksum</text:p>
          </table:table-cell>
          <table:table-cell table:style-name="ce22" office:value-type="string">
            <text:p>varbinary(4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9" office:value-type="string">
            <text:p>Parent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Type</text:p>
          </table:table-cell>
          <table:table-cell table:style-name="ce14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ren</text:p>
          </table:table-cell>
          <table:table-cell table:style-name="ce14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6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ext</text:p>
          </table:table-cell>
          <table:table-cell table:style-name="ce14" office:value-type="string">
            <text:p>text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6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Rea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ToR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4">
          <table:table-cell table:number-columns-repeated="993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989"/>
        </table:table-row>
        <table:table-row table:style-name="ro1" table:number-rows-repeated="1048549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SM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6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3">
            <text:p>Thread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21" office:value-type="string">
            <text:p>User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3">
            <text:p>User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64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5:ACM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7">17/10/2024</text:date>, <text:time>16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5" meta:cell-count="407" meta:object-count="0"/>
  </office:meta>
</office:document-meta>
</file>